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05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4.12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43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false" draw:auto-grow-width="false" fo:min-height="2.19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false" draw:auto-grow-width="false" fo:min-height="1.347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3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1.32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false" draw:auto-grow-width="false" fo:min-height="2.94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false" draw:auto-grow-width="false" fo:min-height="3.127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fals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false" draw:auto-grow-width="false" fo:min-height="0.926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false" draw:auto-grow-width="false" fo:min-height="1.458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draw:auto-grow-width="false" fo:min-height="1.85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88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draw:auto-grow-height="true" draw:auto-grow-width="false" fo:min-height="2.121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66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draw:auto-grow-height="true" draw:auto-grow-width="false" fo:min-height="3.661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draw:auto-grow-height="true" draw:auto-grow-width="false" fo:min-height="1.937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]+[.F2]+[.G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9-05-27">
            <text:p>27.05.2009</text:p>
          </table:table-cell>
          <table:table-cell office:value-type="date" office:date-value="2009-06-04">
            <text:p>04.06.2009</text:p>
          </table:table-cell>
          <table:table-cell table:formula="of:=homework_totals" office:value-type="float" office:value="30.4583333333333">
            <text:p>30</text:p>
          </table:table-cell>
          <table:table-cell table:formula="of:=(6+6+7+5)*5/4" office:value-type="float" office:value="30">
            <text:p>30</text:p>
          </table:table-cell>
          <table:table-cell/>
          <table:table-cell table:formula="of:=[.E6]+[.F6]+[.G6]" office:value-type="float" office:value="60.4583333333333">
            <text:p>6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ša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1]+[.F11]+[.G1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82</text:p>
          </table:table-cell>
          <table:table-cell table:style-name="ce3" office:value-type="string">
            <text:p>Aleksei Plotnik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72073</text:p>
          </table:table-cell>
          <table:table-cell table:style-name="ce3"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formula="of:=(8+4+7+10)*5/4" office:value-type="float" office:value="36.25">
            <text:p>36</text:p>
          </table:table-cell>
          <table:table-cell office:value-type="float" office:value="5">
            <office:annotation draw:style-name="gr1" draw:text-style-name="P1" svg:width="2.893cm" svg:height="0.596cm" svg:x="17.345cm" svg:y="5.714cm" draw:caption-point-x="-0.61cm" draw:caption-point-y="1.061cm">
              <dc:date>2009-05-27T00:00:00</dc:date>
              <text:p text:style-name="P1"><text:span text:style-name="T1">Robocode</text:span></text:p>
            </office:annotation>
            <text:p>5</text:p>
          </table:table-cell>
          <table:table-cell table:formula="of:=[.E15]+[.F15]+[.G15]" office:value-type="float" office:value="41.25">
            <text:p>41</text:p>
          </table:table-cell>
          <table:table-cell/>
        </table:table-row>
        <table:table-row table:style-name="ro2">
          <table:table-cell table:style-name="ce2" office:value-type="string">
            <text:p>040729</text:p>
          </table:table-cell>
          <table:table-cell table:style-name="ce3" office:value-type="string">
            <text:p>Valle-Tõnis Elling</text:p>
          </table:table-cell>
          <table:table-cell office:value-type="date" office:date-value="2009-05-27">
            <text:p>27.05.2009</text:p>
          </table:table-cell>
          <table:table-cell office:value-type="date" office:date-value="2009-06-02">
            <text:p>02.06.2009</text:p>
          </table:table-cell>
          <table:table-cell table:formula="of:=homework_totals" office:value-type="float" office:value="45">
            <text:p>45</text:p>
          </table:table-cell>
          <table:table-cell table:formula="of:=(9+5+8+7)*5/4" office:value-type="float" office:value="36.25">
            <text:p>36</text:p>
          </table:table-cell>
          <table:table-cell office:value-type="float" office:value="5">
            <office:annotation draw:style-name="gr2" draw:text-style-name="P1" svg:width="2.893cm" svg:height="0.991cm" svg:x="17.345cm" svg:y="6.164cm" draw:caption-point-x="-0.61cm" draw:caption-point-y="1.061cm">
              <dc:date>2009-06-05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5</text:p>
          </table:table-cell>
          <table:table-cell table:formula="of:=[.E16]+[.F16]+[.G16]" office:value-type="float" office:value="86.25">
            <text:p>86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050703</text:p>
          </table:table-cell>
          <table:table-cell table:style-name="ce3" office:value-type="string">
            <text:p>Marko Leet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00522</text:p>
          </table:table-cell>
          <table:table-cell table:style-name="ce3" office:value-type="string">
            <text:p>Juri Guljaje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8</text:p>
          </table:table-cell>
          <table:table-cell table:style-name="ce3" office:value-type="string">
            <text:p>Argo Aa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0437</text:p>
          </table:table-cell>
          <table:table-cell table:style-name="ce3" office:value-type="string">
            <text:p>Ronald Tammepõld</text:p>
          </table:table-cell>
          <table:table-cell office:value-type="date" office:date-value="2009-05-27">
            <text:p>27.05.2009</text:p>
          </table:table-cell>
          <table:table-cell office:value-type="date" office:date-value="2009-06-03">
            <text:p>03.06.2009</text:p>
          </table:table-cell>
          <table:table-cell table:formula="of:=homework_totals" office:value-type="float" office:value="38.3333333333333">
            <text:p>38</text:p>
          </table:table-cell>
          <table:table-cell table:formula="of:=(0+9+8+7)*5/4" office:value-type="float" office:value="30">
            <text:p>30</text:p>
          </table:table-cell>
          <table:table-cell office:value-type="float" office:value="10">
            <office:annotation draw:style-name="gr1" draw:text-style-name="P1" svg:width="2.893cm" svg:height="0.596cm" svg:x="17.345cm" svg:y="7.963cm" draw:caption-point-x="-0.61cm" draw:caption-point-y="1.061cm">
              <dc:date>2009-05-27T00:00:00</dc:date>
              <text:p text:style-name="P1"><text:span text:style-name="T1">Robocode</text:span></text:p>
            </office:annotation>
            <text:p>10</text:p>
          </table:table-cell>
          <table:table-cell table:formula="of:=[.E20]+[.F20]+[.G20]" office:value-type="float" office:value="78.3333333333333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545</text:p>
          </table:table-cell>
          <table:table-cell table:style-name="ce3" office:value-type="string">
            <text:p>Kirill Trusov</text:p>
          </table:table-cell>
          <table:table-cell office:value-type="date" office:date-value="2009-05-27">
            <text:p>27.05.2009</text:p>
          </table:table-cell>
          <table:table-cell office:value-type="date" office:date-value="2009-05-26">
            <text:p>26.05.2009</text:p>
          </table:table-cell>
          <table:table-cell table:formula="of:=homework_totals" office:value-type="float" office:value="27">
            <text:p>27</text:p>
          </table:table-cell>
          <table:table-cell table:formula="of:=(10+8+6+6)*5/4" office:value-type="float" office:value="37.5">
            <text:p>38</text:p>
          </table:table-cell>
          <table:table-cell office:value-type="float" office:value="5">
            <office:annotation draw:style-name="gr1" draw:text-style-name="P1" svg:width="2.899cm" svg:height="0.991cm" svg:x="17.345cm" svg:y="7.963cm" draw:caption-point-x="-0.61cm" draw:caption-point-y="1.511cm">
              <dc:date>2009-06-10T00:00:00</dc:date>
              <text:p text:style-name="P1">Ontime homework</text:p>
            </office:annotation>
            <text:p>5</text:p>
          </table:table-cell>
          <table:table-cell table:formula="of:=[.E21]+[.F21]+[.G21]" office:value-type="float" office:value="69.5">
            <text:p>7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30620</text:p>
          </table:table-cell>
          <table:table-cell table:style-name="ce3" office:value-type="string">
            <text:p>Maksim Konstantinov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30.8333333333333">
            <text:p>31</text:p>
          </table:table-cell>
          <table:table-cell table:formula="of:=(8+6+10+8)*5/4" office:value-type="float" office:value="40">
            <text:p>40</text:p>
          </table:table-cell>
          <table:table-cell office:value-type="float" office:value="5">
            <office:annotation draw:style-name="gr1" draw:text-style-name="P1" svg:width="2.899cm" svg:height="0.991cm" svg:x="17.345cm" svg:y="8.413cm" draw:caption-point-x="-0.61cm" draw:caption-point-y="1.511cm">
              <dc:date>2009-06-10T00:00:00</dc:date>
              <text:p text:style-name="P1">Ontime homework</text:p>
            </office:annotation>
            <text:p>5</text:p>
          </table:table-cell>
          <table:table-cell table:formula="of:=[.E22]+[.F22]+[.G22]" office:value-type="float" office:value="75.8333333333333">
            <text:p>7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27">
            <text:p>27</text:p>
          </table:table-cell>
          <table:table-cell table:formula="of:=(10+7+10+7)*5/4" office:value-type="float" office:value="42.5">
            <text:p>43</text:p>
          </table:table-cell>
          <table:table-cell office:value-type="float" office:value="5">
            <office:annotation draw:style-name="gr1" draw:text-style-name="P1" svg:width="2.899cm" svg:height="0.991cm" svg:x="17.345cm" svg:y="8.863cm" draw:caption-point-x="-0.61cm" draw:caption-point-y="1.511cm">
              <dc:date>2009-06-10T00:00:00</dc:date>
              <text:p text:style-name="P1">Ontime homework</text:p>
            </office:annotation>
            <text:p>5</text:p>
          </table:table-cell>
          <table:table-cell table:formula="of:=[.E23]+[.F23]+[.G23]" office:value-type="float" office:value="74.5">
            <text:p>75</text:p>
          </table:table-cell>
          <table:table-cell office:value-type="float" office:value="3">
            <text:p>3</text:p>
          </table:table-cell>
        </table:table-row>
        <table:table-row table:style-name="ro2" table:number-rows-repeated="4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f:=codes" office:value-type="string" office:string-value="065764">
            <text:p>065764</text:p>
          </table:table-cell>
          <table:table-cell table:formula="of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11">
            <text:p>030611</text:p>
          </table:table-cell>
          <table:table-cell table:formula="of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71">
            <text:p>040771</text:p>
          </table:table-cell>
          <table:table-cell table:formula="of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50">
            <text:p>040750</text:p>
          </table:table-cell>
          <table:table-cell table:formula="of:=names" office:value-type="string" office:string-value="Karpo Korõtko">
            <text:p>Karpo Korõtko</text:p>
          </table:table-cell>
          <table:table-cell office:value-type="percentage" office:value="0.85">
            <office:annotation draw:style-name="gr3" draw:text-style-name="P1" svg:width="6.688cm" svg:height="2.966cm" svg:x="8.339cm" svg:y="1.162cm" draw:caption-point-x="-0.61cm" draw:caption-point-y="1.512cm">
              <dc:date>2009-06-10T00:00:00</dc:date>
              <text:p text:style-name="P1"><text:span text:style-name="T2">-console output is CSV</text:span></text:p>
              <text:p text:style-name="P1"><text:span text:style-name="T2">-shared places are not properly displayed (6 &amp; -)</text:span></text:p>
              <text:p text:style-name="P1"><text:span text:style-name="T2">-CVS is not read as UTF-8</text:span></text:p>
              <text:p text:style-name="P1"><text:span text:style-name="T2">-decathlon.properties is not deployment-ready</text:span></text:p>
              <text:p text:style-name="P1"><text:span text:style-name="T2">-commons.cli</text:span></text:p>
            </office:annotation>
            <text:p>85%</text:p>
          </table:table-cell>
          <table:table-cell office:value-type="float" office:value="7">
            <office:annotation draw:style-name="gr4" draw:text-style-name="P1" svg:width="7.843cm" svg:height="3.369cm" svg:x="10.597cm" svg:y="1.162cm" draw:caption-point-x="-0.61cm" draw:caption-point-y="1.512cm">
              <dc:date>2009-06-10T00:00:00</dc:date>
              <text:p text:style-name="P1"><text:span text:style-name="T2">+Athlete, Result, DecathlonData</text:span></text:p>
              <text:p text:style-name="P1"><text:span text:style-name="T2">+DecathlonParameters (aka Disciplines) enum</text:span></text:p>
              <text:p text:style-name="P1"><text:span text:style-name="T2">-static DecathlonPointsCalculator with duplicated lines</text:span></text:p>
              <text:p text:style-name="P1"><text:span text:style-name="T2">-Result has all discipline scores as separete fields</text:span></text:p>
              <text:p text:style-name="P1"><text:span text:style-name="T2">-no validation in model classes</text:span></text:p>
              <text:p text:style-name="P1"><text:span text:style-name="T2">-separate model for JAXB</text:span></text:p>
            </office:annotation>
            <text:p>7</text:p>
          </table:table-cell>
          <table:table-cell office:value-type="float" office:value="6">
            <office:annotation draw:style-name="gr5" draw:text-style-name="P1" svg:width="6.52cm" svg:height="4.324cm" svg:x="12.855cm" svg:y="1.162cm" draw:caption-point-x="-0.61cm" draw:caption-point-y="1.512cm">
              <dc:date>2009-06-10T00:00:00</dc:date>
              <text:p text:style-name="P1"><text:span text:style-name="T2">-static classes InputHandler, OutputHandler</text:span></text:p>
              <text:p text:style-name="P1"><text:span text:style-name="T2">-OutputHandler responsible for position calculation</text:span></text:p>
              <text:p text:style-name="P1"><text:span text:style-name="T2">-no common interfaces for IO</text:span></text:p>
              <text:p text:style-name="P1"><text:span text:style-name="T2">-static Helper</text:span></text:p>
            </office:annotation>
            <text:p>6</text:p>
          </table:table-cell>
          <table:table-cell office:value-type="float" office:value="9">
            <office:annotation draw:style-name="gr1" draw:text-style-name="P1" svg:width="2.898cm" svg:height="3.756cm" svg:x="15.113cm" svg:y="1.162cm" draw:caption-point-x="-0.61cm" draw:caption-point-y="1.512cm">
              <dc:date>2009-06-10T00:00:00</dc:date>
              <text:p text:style-name="P1"><text:span text:style-name="T2">+relatively clean main()</text:span></text:p>
              <text:p text:style-name="P1"><text:span text:style-name="T2">-code duplication</text:span></text:p>
              <text:p text:style-name="P1"><text:span text:style-name="T2">-JAXB, required creation of separete model classes</text:span></text:p>
              <text:p text:style-name="P1"><text:span text:style-name="T2">-overengineering with threads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8cm" svg:height="1.386cm" svg:x="17.371cm" svg:y="1.162cm" draw:caption-point-x="-0.61cm" draw:caption-point-y="1.512cm">
              <dc:date>2009-06-10T00:00:00</dc:date>
              <text:p text:style-name="P1"><text:span text:style-name="T2">-all methods 'throws Exception'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1" svg:width="2.899cm" svg:height="0.991cm" svg:x="21.887cm" svg:y="1.163cm" draw:caption-point-x="-0.61cm" draw:caption-point-y="1.511cm">
              <dc:date>2009-06-10T00:00:00</dc:date>
              <text:p text:style-name="P1">-Low coverage</text:p>
              <text:p text:style-name="P1">-Real DB is used</text:p>
            </office:annotation>
            <text:p>5</text:p>
          </table:table-cell>
          <table:table-cell table:formula="of:=SUM([.D6:.I6])*5/6*[.C6]" office:value-type="float" office:value="30.4583333333333">
            <text:p>3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4918">
            <text:p>074918</text:p>
          </table:table-cell>
          <table:table-cell table:formula="of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701">
            <text:p>030701</text:p>
          </table:table-cell>
          <table:table-cell table:formula="of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107">
            <text:p>072107</text:p>
          </table:table-cell>
          <table:table-cell table:formula="of:=names" office:value-type="string" office:string-value="Andrei Kortšak">
            <text:p>Andrei Kortšak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2">
            <text:p>072072</text:p>
          </table:table-cell>
          <table:table-cell table:formula="of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20544">
            <text:p>020544</text:p>
          </table:table-cell>
          <table:table-cell table:formula="of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654321">
            <text:p>654321</text:p>
          </table:table-cell>
          <table:table-cell table:formula="of:=names" office:value-type="string" office:string-value="Karl Bogdanov">
            <text:p>Karl Bogdanov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82">
            <text:p>030682</text:p>
          </table:table-cell>
          <table:table-cell table:formula="of:=names" office:value-type="string" office:string-value="Aleksei Plotnikov">
            <text:p>Aleksei Plotnikov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29">
            <text:p>040729</text:p>
          </table:table-cell>
          <table:table-cell table:formula="of:=names" office:value-type="string" office:string-value="Valle-Tõnis Elling">
            <text:p>Valle-Tõnis Elling</text:p>
          </table:table-cell>
          <table:table-cell office:value-type="percentage" office:value="1">
            <office:annotation draw:style-name="gr6" draw:text-style-name="P1" svg:width="4.429cm" svg:height="2.634cm" svg:x="8.339cm" svg:y="5.661cm" draw:caption-point-x="-0.61cm" draw:caption-point-y="1.511cm">
              <dc:date>2009-06-05T00:00:00</dc:date>
              <text:p text:style-name="P1"><text:span text:style-name="T1">Locale hardcoded</text:span></text:p>
              <text:p text:style-name="P1"><text:span text:style-name="T1">Overconfiguration – must use the default locale instead</text:span></text:p>
            </office:annotation>
            <text:p>100%</text:p>
          </table:table-cell>
          <table:table-cell office:value-type="float" office:value="9">
            <office:annotation draw:style-name="gr7" draw:text-style-name="P1" svg:width="7.428cm" svg:height="3.347cm" svg:x="10.597cm" svg:y="5.661cm" draw:caption-point-x="-0.61cm" draw:caption-point-y="1.511cm">
              <dc:date>2009-06-05T00:00:00</dc:date>
              <text:p text:style-name="P1"><text:span text:style-name="T1">+Country</text:span></text:p>
              <text:p text:style-name="P1"><text:span text:style-name="T1">+Event enum + calculation</text:span></text:p>
              <text:p text:style-name="P1"><text:span text:style-name="T1">-byte eventNr is used instead of Event???</text:span></text:p>
              <text:p text:style-name="P1"><text:span text:style-name="T1">-Name stores name and firts/last separately???</text:span></text:p>
              <text:p text:style-name="P1"><text:span text:style-name="T1">+BirthDate</text:span></text:p>
              <text:p text:style-name="P1"><text:span text:style-name="T1">+Athlete, but contains results</text:span></text:p>
              <text:p text:style-name="P1"><text:span text:style-name="T1">-place is inside of Athlete</text:span></text:p>
            </office:annotation>
            <text:p>9</text:p>
          </table:table-cell>
          <table:table-cell office:value-type="float" office:value="8">
            <office:annotation draw:style-name="gr8" draw:text-style-name="P1" svg:width="9.243cm" svg:height="3.294cm" svg:x="12.855cm" svg:y="5.661cm" draw:caption-point-x="-0.61cm" draw:caption-point-y="1.511cm">
              <dc:date>2009-06-05T00:00:00</dc:date>
              <text:p text:style-name="P1"><text:span text:style-name="T1">+clean main()</text:span></text:p>
              <text:p text:style-name="P1"><text:span text:style-name="T1">+interfaces</text:span></text:p>
              <text:p text:style-name="P1"><text:span text:style-name="T1">-MySqlDataReader – bad name, not actually MySQL specific</text:span></text:p>
              <text:p text:style-name="P1"><text:span text:style-name="T1">-InputOutputProvider hardcodes all known IO classes</text:span></text:p>
              <text:p text:style-name="P1"><text:span text:style-name="T1">Date is converted to String, then back to Date</text:span></text:p>
            </office:annotation>
            <text:p>8</text:p>
          </table:table-cell>
          <table:table-cell office:value-type="float" office:value="10">
            <office:annotation draw:style-name="gr1" draw:text-style-name="P1" svg:width="2.896cm" svg:height="0.596cm" svg:x="15.113cm" svg:y="5.661cm" draw:caption-point-x="-0.61cm" draw:caption-point-y="1.511cm">
              <dc:date>2009-06-05T00:00:00</dc:date>
              <text:p text:style-name="P1"><text:span text:style-name="T1">+ListIterator</text:span></text:p>
            </office:annotation>
            <text:p>10</text:p>
          </table:table-cell>
          <table:table-cell office:value-type="float" office:value="7">
            <office:annotation draw:style-name="gr1" draw:text-style-name="P1" svg:width="2.896cm" svg:height="2.966cm" svg:x="17.371cm" svg:y="5.661cm" draw:caption-point-x="-0.61cm" draw:caption-point-y="1.511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</office:annotation>
            <text:p>7</text:p>
          </table:table-cell>
          <table:table-cell office:value-type="float" office:value="10">
            <office:annotation draw:style-name="gr1" draw:text-style-name="P1" svg:width="2.896cm" svg:height="0.991cm" svg:x="19.629cm" svg:y="5.661cm" draw:caption-point-x="-0.61cm" draw:caption-point-y="1.511cm">
              <dc:date>2009-06-05T00:00:00</dc:date>
              <text:p text:style-name="P1"><text:span text:style-name="T1">Fairly easily readable</text:span></text:p>
            </office:annotation>
            <text:p>10</text:p>
          </table:table-cell>
          <table:table-cell office:value-type="float" office:value="10">
            <office:annotation draw:style-name="gr9" draw:text-style-name="P1" svg:width="2.896cm" svg:height="1.386cm" svg:x="21.887cm" svg:y="5.661cm" draw:caption-point-x="-0.61cm" draw:caption-point-y="1.511cm">
              <dc:date>2009-06-05T00:00:00</dc:date>
              <text:p text:style-name="P1"><text:span text:style-name="T1">-no XMLUnit</text:span></text:p>
              <text:p text:style-name="P1"><text:span text:style-name="T1">+hsqldb</text:span></text:p>
              <text:p text:style-name="P1"><text:span text:style-name="T1">+good coverage</text:span></text:p>
            </office:annotation>
            <text:p>10</text:p>
          </table:table-cell>
          <table:table-cell table:formula="of:=SUM([.D16:.I16])*5/6*[.C16]" office:value-type="float" office:value="45">
            <text:p>4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03">
            <text:p>050703</text:p>
          </table:table-cell>
          <table:table-cell table:formula="of:=names" office:value-type="string" office:string-value="Marko Leet">
            <text:p>Marko Leet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00522">
            <text:p>000522</text:p>
          </table:table-cell>
          <table:table-cell table:formula="of:=names" office:value-type="string" office:string-value="Juri Guljajev">
            <text:p>Juri Guljajev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18">
            <text:p>040718</text:p>
          </table:table-cell>
          <table:table-cell table:formula="of:=names" office:value-type="string" office:string-value="Argo Aava">
            <text:p>Argo Aava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0437">
            <text:p>090437</text:p>
          </table:table-cell>
          <table:table-cell table:formula="of:=names" office:value-type="string" office:string-value="Ronald Tammepõld">
            <text:p>Ronald Tammepõld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10" draw:text-style-name="P1" svg:width="2.895cm" svg:height="3.756cm" svg:x="10.597cm" svg:y="7.461cm" draw:caption-point-x="-0.61cm" draw:caption-point-y="1.511cm">
              <dc:date>2009-06-05T00:00:00</dc:date>
              <text:p text:style-name="P1"><text:span text:style-name="T1">+Position</text:span></text:p>
              <text:p text:style-name="P1"><text:span text:style-name="T1">+TimeResult, Decimal Result</text:span></text:p>
              <text:p text:style-name="P1"><text:span text:style-name="T1">-Absense of enum for disciplines, results in code duplication</text:span></text:p>
              <text:p text:style-name="P1"><text:span text:style-name="T1"/></text:p>
            </office:annotation>
            <text:p>7</text:p>
          </table:table-cell>
          <table:table-cell office:value-type="float" office:value="8">
            <office:annotation draw:style-name="gr11" draw:text-style-name="P1" svg:width="5.389cm" svg:height="1.735cm" svg:x="12.855cm" svg:y="7.461cm" draw:caption-point-x="-0.61cm" draw:caption-point-y="1.511cm">
              <dc:date>2009-06-02T00:00:00</dc:date>
              <text:p text:style-name="P1"><text:span text:style-name="T1">-All inputs and outputs are hardcoded in the main()</text:span></text:p>
            </office:annotation>
            <text:p>8</text:p>
          </table:table-cell>
          <table:table-cell office:value-type="float" office:value="9">
            <office:annotation draw:style-name="gr12" draw:text-style-name="P1" svg:width="7.92cm" svg:height="1.522cm" svg:x="15.113cm" svg:y="7.461cm" draw:caption-point-x="-0.61cm" draw:caption-point-y="1.511cm">
              <dc:date>2009-06-05T00:00:00</dc:date>
              <text:p text:style-name="P1"><text:span text:style-name="T1">Wrong naming convention in some places</text:span></text:p>
              <text:p text:style-name="P1"><text:span text:style-name="T1">Printf overuse</text:span></text:p>
              <text:p text:style-name="P1"><text:span text:style-name="T1"/></text:p>
            </office:annotation>
            <text:p>9</text:p>
          </table:table-cell>
          <table:table-cell office:value-type="float" office:value="8">
            <office:annotation draw:style-name="gr1" draw:text-style-name="P1" svg:width="2.896cm" svg:height="1.386cm" svg:x="17.371cm" svg:y="7.461cm" draw:caption-point-x="-0.61cm" draw:caption-point-y="1.511cm">
              <dc:date>2009-06-05T00:00:00</dc:date>
              <text:p text:style-name="P1"><text:span text:style-name="T1">+MyException – good class, bad name</text:span></text:p>
            </office:annotation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1" svg:width="2.896cm" svg:height="1.781cm" svg:x="21.887cm" svg:y="7.461cm" draw:caption-point-x="-0.61cm" draw:caption-point-y="1.511cm">
              <dc:date>2009-06-05T00:00:00</dc:date>
              <text:p text:style-name="P1"><text:span text:style-name="T1">Low coverage</text:span></text:p>
              <text:p text:style-name="P1"><text:span text:style-name="T1">AssertTrue instead of assertEquals</text:span></text:p>
            </office:annotation>
            <text:p>5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545">
            <text:p>050545</text:p>
          </table:table-cell>
          <table:table-cell table:formula="of:=names" office:value-type="string" office:string-value="Kirill Trusov">
            <text:p>Kirill Trusov</text:p>
          </table:table-cell>
          <table:table-cell office:value-type="percentage" office:value="0.9">
            <office:annotation draw:style-name="gr13" draw:text-style-name="P1" svg:width="6.546cm" svg:height="3.136cm" svg:x="8.339cm" svg:y="7.911cm" draw:caption-point-x="-0.61cm" draw:caption-point-y="1.511cm">
              <dc:date>2009-05-31T00:00:00</dc:date>
              <text:p text:style-name="P1"><text:span text:style-name="T1">Command line usage is not given to the user – impossible to use without examining the source</text:span></text:p>
              <text:p text:style-name="P1"><text:span text:style-name="T1">CSVWriter doesn't output CVS</text:span></text:p>
            </office:annotation>
            <text:p>90%</text:p>
          </table:table-cell>
          <table:table-cell office:value-type="float" office:value="7">
            <office:annotation draw:style-name="gr14" draw:text-style-name="P1" svg:width="5.472cm" svg:height="2.966cm" svg:x="10.597cm" svg:y="7.911cm" draw:caption-point-x="-0.61cm" draw:caption-point-y="1.511cm">
              <dc:date>2009-05-31T00:00:00</dc:date>
              <text:p text:style-name="P1"><text:span text:style-name="T1">-Sportman, contains Person?</text:span></text:p>
              <text:p text:style-name="P1"><text:span text:style-name="T1">-PlaceS contains Sportman?</text:span></text:p>
              <text:p text:style-name="P1"><text:span text:style-name="T1">+Competition</text:span></text:p>
              <text:p text:style-name="P1"><text:span text:style-name="T1">+Discipline enum</text:span></text:p>
              <text:p text:style-name="P1"><text:span text:style-name="T1">-Score knows differentiates some Disciplines (for questionable unit conversions)</text:span></text:p>
            </office:annotation>
            <text:p>7</text:p>
          </table:table-cell>
          <table:table-cell office:value-type="float" office:value="7">
            <office:annotation draw:style-name="gr15" draw:text-style-name="P1" svg:width="5.938cm" svg:height="3.322cm" svg:x="12.855cm" svg:y="7.911cm" draw:caption-point-x="-0.61cm" draw:caption-point-y="1.511cm">
              <dc:date>2009-06-02T00:00:00</dc:date>
              <text:p text:style-name="P1"><text:span text:style-name="T1">+SportmanLoader, SportmanWriter</text:span></text:p>
              <text:p text:style-name="P1"><text:span text:style-name="T1">-All inputs and outputs are hardcoded in the main()</text:span></text:p>
              <text:p text:style-name="P1"><text:span text:style-name="T1">-No programming to interfaces</text:span></text:p>
              <text:p text:style-name="P1"><text:span text:style-name="T1">-Correct behaviour depends on call order</text:span></text:p>
              <text:p text:style-name="P1"><text:span text:style-name="T1"/></text:p>
            </office:annotation>
            <text:p>7</text:p>
          </table:table-cell>
          <table:table-cell office:value-type="float" office:value="7">
            <office:annotation draw:style-name="gr16" draw:text-style-name="P1" svg:width="8.112cm" svg:height="3.587cm" svg:x="15.113cm" svg:y="7.911cm" draw:caption-point-x="-0.61cm" draw:caption-point-y="1.511cm">
              <dc:date>2009-05-31T00:00:00</dc:date>
              <text:p text:style-name="P1"><text:span text:style-name="T1">-Arrays instead of collections</text:span></text:p>
              <text:p text:style-name="P1"><text:span text:style-name="T1">-clone() overuse</text:span></text:p>
              <text:p text:style-name="P1"><text:span text:style-name="T1">+StringBuilder</text:span></text:p>
              <text:p text:style-name="P1"><text:span text:style-name="T1">- Dates passed as GregorianCalendars</text:span></text:p>
              <text:p text:style-name="P1"><text:span text:style-name="T1">+enum</text:span></text:p>
              <text:p text:style-name="P1"><text:span text:style-name="T1">-Bad usage of types</text:span></text:p>
              <text:p text:style-name="P1"><text:span text:style-name="T1">-Class.forName() for JDBC 4 driver</text:span></text:p>
              <text:p text:style-name="P1"><text:span text:style-name="T1">-hardcoded locale settings</text:span></text:p>
            </office:annotation>
            <text:p>7</text:p>
          </table:table-cell>
          <table:table-cell office:value-type="float" office:value="5">
            <office:annotation draw:style-name="gr17" draw:text-style-name="P1" svg:width="5.771cm" svg:height="2.176cm" svg:x="17.371cm" svg:y="7.911cm" draw:caption-point-x="-0.61cm" draw:caption-point-y="1.511cm">
              <dc:date>2009-05-31T00:00:00</dc:date>
              <text:p text:style-name="P1"><text:span text:style-name="T1">main() throws Exception</text:span></text:p>
              <text:p text:style-name="P1"><text:span text:style-name="T1">Some exceptions are handled</text:span></text:p>
              <text:p text:style-name="P1"><text:span text:style-name="T1">e.printStackTrace()</text:span></text:p>
              <text:p text:style-name="P1"><text:span text:style-name="T1">Writers throw internal exceptions out</text:span></text:p>
            </office:annotation>
            <text:p>5</text:p>
          </table:table-cell>
          <table:table-cell office:value-type="float" office:value="7">
            <office:annotation draw:style-name="gr18" draw:text-style-name="P1" svg:width="5.605cm" svg:height="1.784cm" svg:x="19.629cm" svg:y="7.911cm" draw:caption-point-x="-0.61cm" draw:caption-point-y="1.511cm">
              <dc:date>2009-05-31T00:00:00</dc:date>
              <text:p text:style-name="P1"><text:span text:style-name="T1">Many spelling mistakes</text:span></text:p>
              <text:p text:style-name="P1"><text:span text:style-name="T1">Noise in docs (“method aim is”)</text:span></text:p>
              <text:p text:style-name="P1"><text:span text:style-name="T1">Debugging code left in the classes</text:span></text:p>
            </office:annotation>
            <text:p>7</text:p>
          </table:table-cell>
          <table:table-cell office:value-type="float" office:value="3">
            <office:annotation draw:style-name="gr19" draw:text-style-name="P1" svg:width="6.539cm" svg:height="2.176cm" svg:x="21.887cm" svg:y="7.911cm" draw:caption-point-x="-0.61cm" draw:caption-point-y="1.511cm">
              <dc:date>2009-05-31T00:00:00</dc:date>
              <text:p text:style-name="P1"><text:span text:style-name="T1">Wrong location (under src, not test)</text:span></text:p>
              <text:p text:style-name="P1"><text:span text:style-name="T1">Low coverage, single class</text:span></text:p>
              <text:p text:style-name="P1"><text:span text:style-name="T1">Many (not working) tests written as main() methods</text:span></text:p>
              <text:p text:style-name="P1"><text:span text:style-name="T1"/></text:p>
            </office:annotation>
            <text:p>3</text:p>
          </table:table-cell>
          <table:table-cell table:formula="of:=SUM([.D21:.I21])*5/6*[.C21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20">
            <text:p>030620</text:p>
          </table:table-cell>
          <table:table-cell table:formula="of:=names" office:value-type="string" office:string-value="Maksim Konstantinov">
            <text:p>Maksim Konstantinov</text:p>
          </table:table-cell>
          <table:table-cell office:value-type="percentage" office:value="1">
            <office:annotation draw:style-name="gr19" draw:text-style-name="P1" svg:width="5.695cm" svg:height="1.386cm" svg:x="8.339cm" svg:y="8.36cm" draw:caption-point-x="-0.61cm" draw:caption-point-y="1.511cm">
              <dc:date>2009-06-04T00:00:00</dc:date>
              <text:p text:style-name="P1"><text:span text:style-name="T1">-Usage is never displayed</text:span></text:p>
              <text:p text:style-name="P1"><text:span text:style-name="T1">-hardcoded date format</text:span></text:p>
            </office:annotation>
            <text:p>100%</text:p>
          </table:table-cell>
          <table:table-cell office:value-type="float" office:value="7">
            <office:annotation draw:style-name="gr20" draw:text-style-name="P1" svg:width="9.107cm" svg:height="4.147cm" svg:x="10.597cm" svg:y="8.36cm" draw:caption-point-x="-0.61cm" draw:caption-point-y="1.511cm">
              <dc:date>2009-06-04T00:00:00</dc:date>
              <text:p text:style-name="P1"><text:span text:style-name="T1">+Competition enum (but bad name)</text:span></text:p>
              <text:p text:style-name="P1"><text:span text:style-name="T1">+DecathleteScore</text:span></text:p>
              <text:p text:style-name="P1"><text:span text:style-name="T1">+DecathleteScoreKeeper (bad name, must be eg DecathletePositionInCompetition)</text:span></text:p>
              <text:p text:style-name="P1"><text:span text:style-name="T1">-much logic is outside of these classes</text:span></text:p>
              <text:p text:style-name="P1"><text:span text:style-name="T1">-many hardcoded knowledge of discipline attributes scattered in different places</text:span></text:p>
              <text:p text:style-name="P1"><text:span text:style-name="T1">-sorting logic is embedded in each InputProvider (TreeSet), which is not clear from its interface nor javadoc</text:span></text:p>
            </office:annotation>
            <text:p>7</text:p>
          </table:table-cell>
          <table:table-cell office:value-type="float" office:value="7">
            <office:annotation draw:style-name="gr21" draw:text-style-name="P1" svg:width="7.151cm" svg:height="2.928cm" svg:x="12.855cm" svg:y="8.36cm" draw:caption-point-x="-0.61cm" draw:caption-point-y="1.511cm">
              <dc:date>2009-06-04T00:00:00</dc:date>
              <text:p text:style-name="P1"><text:span text:style-name="T1">+clean main()</text:span></text:p>
              <text:p text:style-name="P1"><text:span text:style-name="T1">-overuse of static util methods</text:span></text:p>
              <text:p text:style-name="P1"><text:span text:style-name="T1">-Utils class has too many unrelated responsibilities</text:span></text:p>
              <text:p text:style-name="P1"><text:span text:style-name="T1">-parameter loading is messy</text:span></text:p>
              <text:p text:style-name="P1"><text:span text:style-name="T1">-params passed to interfaces as Object</text:span></text:p>
            </office:annotation>
            <text:p>7</text:p>
          </table:table-cell>
          <table:table-cell office:value-type="float" office:value="9">
            <office:annotation draw:style-name="gr22" draw:text-style-name="P1" svg:width="6.958cm" svg:height="2.188cm" svg:x="15.113cm" svg:y="8.36cm" draw:caption-point-x="-0.61cm" draw:caption-point-y="1.511cm">
              <dc:date>2009-06-04T00:00:00</dc:date>
              <text:p text:style-name="P1"><text:span text:style-name="T1">-java.sql.Timestamp for passing of Date</text:span></text:p>
              <text:p text:style-name="P1"><text:span text:style-name="T1">-Class.forName() for a JDBC 4 driver</text:span></text:p>
              <text:p text:style-name="P1"><text:span text:style-name="T1"/></text:p>
            </office:annotation>
            <text:p>9</text:p>
          </table:table-cell>
          <table:table-cell office:value-type="float" office:value="6">
            <office:annotation draw:style-name="gr23" draw:text-style-name="P1" svg:width="5.993cm" svg:height="2.321cm" svg:x="17.371cm" svg:y="8.36cm" draw:caption-point-x="-0.61cm" draw:caption-point-y="1.511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  <text:p text:style-name="P1"><text:span text:style-name="T1">-empty catch blocks, followed by ifs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6cm" svg:height="2.571cm" svg:x="19.629cm" svg:y="8.36cm" draw:caption-point-x="-0.61cm" draw:caption-point-y="1.511cm">
              <dc:date>2009-06-04T00:00:00</dc:date>
              <text:p text:style-name="P1"><text:span text:style-name="T1">-Few docs</text:span></text:p>
              <text:p text:style-name="P1"><text:span text:style-name="T1">+Code generally readable</text:span></text:p>
              <text:p text:style-name="P1"><text:span text:style-name="T1">-except for the messy Util methods</text:span></text:p>
            </office:annotation>
            <text:p>8</text:p>
          </table:table-cell>
          <table:table-cell office:value-type="float" office:value="0">
            <text:p>0</text:p>
          </table:table-cell>
          <table:table-cell table:formula="of:=SUM([.D22:.I22])*5/6*[.C22]" office:value-type="float" office:value="30.8333333333333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520">
            <text:p>030520</text:p>
          </table:table-cell>
          <table:table-cell table:formula="of:=names" office:value-type="string" office:string-value="Jekaterina Burlakova">
            <text:p>Jekaterina Burlakova</text:p>
          </table:table-cell>
          <table:table-cell office:value-type="percentage" office:value="0.9">
            <office:annotation draw:style-name="gr1" draw:text-style-name="P1" svg:width="2.898cm" svg:height="0.596cm" svg:x="8.339cm" svg:y="8.809cm" draw:caption-point-x="-0.61cm" draw:caption-point-y="1.512cm">
              <dc:date>2009-06-09T00:00:00</dc:date>
              <text:p text:style-name="P1"><text:span text:style-name="T2">Wrong scores</text:span></text:p>
            </office:annotation>
            <text:p>90%</text:p>
          </table:table-cell>
          <table:table-cell office:value-type="float" office:value="8">
            <office:annotation draw:style-name="gr24" draw:text-style-name="P1" svg:width="6.301cm" svg:height="2.571cm" svg:x="10.597cm" svg:y="8.809cm" draw:caption-point-x="-0.61cm" draw:caption-point-y="1.512cm">
              <dc:date>2009-06-09T00:00:00</dc:date>
              <text:p text:style-name="P1"><text:span text:style-name="T2">+Event interface</text:span></text:p>
              <text:p text:style-name="P1"><text:span text:style-name="T2">+FieldEvent, TrackEvent enums</text:span></text:p>
              <text:p text:style-name="P1"><text:span text:style-name="T2">-code duplication in two separate enums (100% eaqual classes)</text:span></text:p>
              <text:p text:style-name="P1"><text:span text:style-name="T2">+EventResult, contains computations</text:span></text:p>
              <text:p text:style-name="P1"><text:span text:style-name="T2">+SportsmanWithResults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8cm" svg:height="2.176cm" svg:x="12.855cm" svg:y="8.809cm" draw:caption-point-x="-0.61cm" draw:caption-point-y="1.512cm">
              <dc:date>2009-06-09T00:00:00</dc:date>
              <text:p text:style-name="P1"><text:span text:style-name="T2">-No common interface for reading/writing</text:span></text:p>
              <text:p text:style-name="P1"><text:span text:style-name="T2">+Anyway, code relatively clean</text:span></text:p>
            </office:annotation>
            <text:p>6</text:p>
          </table:table-cell>
          <table:table-cell office:value-type="float" office:value="7">
            <office:annotation draw:style-name="gr25" draw:text-style-name="P1" svg:width="5.941cm" svg:height="3.861cm" svg:x="15.113cm" svg:y="8.809cm" draw:caption-point-x="-0.61cm" draw:caption-point-y="1.512cm">
              <dc:date>2009-06-09T00:00:00</dc:date>
              <text:p text:style-name="P1"><text:span text:style-name="T2">=Comparator instead of Comparable</text:span></text:p>
              <text:p text:style-name="P1"><text:span text:style-name="T2">-Utils class</text:span></text:p>
              <text:p text:style-name="P1"><text:span text:style-name="T2">-Usage of internal classes (compiler produces warnings)</text:span></text:p>
              <text:p text:style-name="P1"><text:span text:style-name="T2"/></text:p>
            </office:annotation>
            <text:p>7</text:p>
          </table:table-cell>
          <table:table-cell office:value-type="float" office:value="6">
            <office:annotation draw:style-name="gr26" draw:text-style-name="P1" svg:width="7.674cm" svg:height="2.137cm" svg:x="17.371cm" svg:y="8.809cm" draw:caption-point-x="-0.61cm" draw:caption-point-y="1.512cm">
              <dc:date>2009-06-09T00:00:00</dc:date>
              <text:p text:style-name="P1"><text:span text:style-name="T2">-System.exit() scattered in many places</text:span></text:p>
              <text:p text:style-name="P1"><text:span text:style-name="T2">-catch (e) {throw e}</text:span></text:p>
              <text:p text:style-name="P1"><text:span text:style-name="T2">-no finally for closing of resources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D23:.I23])*5/6*[.C23]" office:value-type="float" office:value="27">
            <text:p>27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25"/>
        <table:named-range table:name="names" table:base-cell-address="$Totals.$B$38" table:cell-range-address="$Totals.$B$2:.$B$25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0">10/06/2009</text:date>, <text:time>19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Anton</meta:initial-creator>
    <meta:creation-date>2007-05-27T21:27:51</meta:creation-date>
    <dc:date>2009-06-10T19:49:22</dc:date>
    <dc:language>en-US</dc:language>
    <meta:editing-cycles>170</meta:editing-cycles>
    <meta:editing-duration>PT152H34M51S</meta:editing-duration>
    <dc:creator>Anton Keks</dc:creator>
    <meta:document-statistic meta:table-count="2" meta:cell-count="309" meta:object-count="0"/>
    <meta:user-defined meta:name="Info 1"/>
    <meta:user-defined meta:name="Info 2"/>
    <meta:user-defined meta:name="Info 3"/>
    <meta:user-defined meta:name="Info 4"/>
  </office:meta>
</office:document-meta>
</file>